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8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2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3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3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3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3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3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2];[.H43])" office:value-type="float" office:value="51400" calcext:value-type="float">
            <text:p>51400</text:p>
          </table:table-cell>
          <table:table-cell table:formula="of:=SUM([.K3];[.K2];[.K6];[.K22])" office:value-type="float" office:value="58800" calcext:value-type="float">
            <text:p>58800</text:p>
          </table:table-cell>
        </table:table-row>
        <table:table-row table:style-name="ro3">
          <table:table-cell table:style-name="ce41" office:value-type="date" office:date-value="2015-11-02" calcext:value-type="date">
            <text:p>11/0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 table:number-columns-repeated="3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 table:number-columns-repeated="3"/>
        </table:table-row>
        <table:table-row table:style-name="ro9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1200)</text:p>
          </table:table-cell>
          <table:table-cell table:number-columns-repeated="3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 table:number-columns-repeated="3"/>
        </table:table-row>
        <table:table-row table:style-name="ro3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 table:number-columns-repeated="3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style-name="Default"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 table:number-columns-repeated="3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Default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Default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style-name="Default"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37650" calcext:value-type="float">
            <text:p>3765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4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1-09" calcext:value-type="date">
            <text:p>11/09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4"/>
          <table:table-cell table:style-name="ce1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1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17"/>
          <table:table-cell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ce17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9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9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9">
          <table:table-cell table:number-columns-repeated="7"/>
          <table:table-cell table:style-name="Default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9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7:22:42.660139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4T17:25:55.262245198</dc:date>
    <meta:editing-duration>P2DT8H13M55S</meta:editing-duration>
    <meta:editing-cycles>1178</meta:editing-cycles>
    <meta:generator>LibreOffice/4.2.6.3$Linux_X86_64 LibreOffice_project/420m0$Build-3</meta:generator>
    <meta:document-statistic meta:table-count="9" meta:cell-count="2716" meta:object-count="0"/>
  </office:meta>
</office:document-meta>
</file>